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7da5" officeooo:paragraph-rsid="000e7d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dadasd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09:17:57.492717505</meta:creation-date>
    <dc:date>2019-01-21T09:18:13.314702065</dc:date>
    <meta:editing-duration>PT16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6.0.6.2$Linux_X86_64 LibreOffice_project/00m0$Build-2</meta:generator>
  </office:meta>
</office:document-meta>
</file>